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K</text:p>
          </table:table-cell>
          <table:table-cell table:style-name="ce18" office:value-type="string" table:number-columns-spanned="2" table:number-rows-spanned="1">
            <text:p>Final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3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Colton Schnee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Morgan Hatt</text:p>
          </table:table-cell>
          <table:covered-table-cell table:style-name="ce19" table:content-validation-name="val2"/>
          <table:table-cell table:number-columns-repeated="2" table:style-name="ce26"/>
          <table:table-cell table:style-name="ce26" office:value-type="string">
            <text:p>e</text:p>
          </table:table-cell>
          <table:table-cell table:number-columns-repeated="10" table:style-name="ce26"/>
          <table:table-cell table:style-name="ce26" office:value-type="string">
            <text:p>e</text:p>
          </table:table-cell>
          <table:table-cell table:style-name="ce26"/>
          <table:table-cell table:number-columns-repeated="6" table:style-name="ce42"/>
          <table:table-cell/>
          <table:table-cell table:style-name="ce48" table:formula="of:=[Calculations.Y42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Shane Anderson</text:p>
          </table:table-cell>
          <table:covered-table-cell table:style-name="ce19" table:content-validation-name="val2"/>
          <table:table-cell table:number-columns-repeated="5" table:style-name="ce26"/>
          <table:table-cell table:style-name="ce26" office:value-type="string">
            <text:p>e</text:p>
          </table:table-cell>
          <table:table-cell table:number-columns-repeated="9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Frederick Hrycak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number-columns-repeated="8" table:style-name="ce26"/>
          <table:table-cell table:number-columns-repeated="2"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 office:value-type="float" office:value="40">
            <text:p>40</text:p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 office:value-type="float" office:value="60">
            <text:p>60</text:p>
          </table:table-cell>
          <table:table-cell table:style-name="ce20" table:formula="of:=[Calculations.P7]" office:value-type="float" office:value="90">
            <text:p>90</text:p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80">
            <text:p>8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8">
          <table:table-cell/>
          <table:table-cell table:style-name="ce12" table:content-validation-name="val1" office:value-type="string" table:number-columns-spanned="2" table:number-rows-spanned="1">
            <text:p>Kilcona Park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Grace Wall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Brooklynne Grieger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number-columns-repeated="11" table:style-name="ce27"/>
          <table:table-cell table:style-name="ce40"/>
          <table:table-cell table:style-name="ce27" office:value-type="string">
            <text:p>b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Michelle Bahamo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Kendra Grieger</text:p>
          </table:table-cell>
          <table:covered-table-cell table:style-name="ce21" table:content-validation-name="val3"/>
          <table:table-cell table:number-columns-repeated="3" table:style-name="ce27"/>
          <table:table-cell table:style-name="ce27" office:value-type="string">
            <text:p>e</text:p>
          </table:table-cell>
          <table:table-cell table:number-columns-repeated="3" table:style-name="ce27"/>
          <table:table-cell table:style-name="ce27" office:value-type="string">
            <text:p>b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60">
            <text:p>60</text:p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 office:value-type="float" office:value="70">
            <text:p>70</text:p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Kellan Peters</text:p>
          </table:table-cell>
          <table:covered-table-cell table:style-name="ce22" table:content-validation-name="val4"/>
          <table:table-cell table:number-columns-repeated="8" table:style-name="ce28"/>
          <table:table-cell table:style-name="ce28" office:value-type="string">
            <text:p>c</text:p>
          </table:table-cell>
          <table:table-cell table:style-name="ce28" office:value-type="string">
            <text:p>e</text:p>
          </table:table-cell>
          <table:table-cell table:number-columns-repeated="2" table:style-name="ce28"/>
          <table:table-cell table:style-name="ce41" office:value-type="string">
            <text:p>c</text:p>
          </table:table-cell>
          <table:table-cell table:style-name="ce28" office:value-type="string">
            <text:p>e</text:p>
          </table:table-cell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Emmalyn Peters</text:p>
          </table:table-cell>
          <table:covered-table-cell table:style-name="ce22" table:content-validation-name="val4"/>
          <table:table-cell table:number-columns-repeated="6" table:style-name="ce28"/>
          <table:table-cell table:style-name="ce28" office:value-type="string">
            <text:p>e</text:p>
          </table:table-cell>
          <table:table-cell table:number-columns-repeated="5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Leah Martin</text:p>
          </table:table-cell>
          <table:covered-table-cell table:style-name="ce22" table:content-validation-name="val4"/>
          <table:table-cell table:number-columns-repeated="4" table:style-name="ce28"/>
          <table:table-cell table:style-name="ce28" office:value-type="string">
            <text:p>b</text:p>
          </table:table-cell>
          <table:table-cell table:number-columns-repeated="7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 office:value-type="float" office:value="40">
            <text:p>40</text:p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60">
            <text:p>60</text:p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80">
            <text:p>80</text:p>
          </table:table-cell>
          <table:table-cell table:style-name="ce20" table:formula="of:=[Calculations.R109]" office:value-type="float" office:value="70">
            <text:p>70</text:p>
          </table:table-cell>
          <table:table-cell table:style-name="ce20" table:formula="of:=[Calculations.S109]" office:value-type="float" office:value="90">
            <text:p>9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KFinal">
            <text:p>Quiz KFinal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Langenburg 3">
            <text:p>Langenburg 3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80">
            <text:p>80</text:p>
          </table:table-cell>
          <table:table-cell table:style-name="ce58" table:formula="of:=[Calculations.AE16]" office:value-type="float" office:value="8">
            <text:p>8</text:p>
          </table:table-cell>
          <table:table-cell table:style-name="ce58" table:formula="of:=[Calculations.AF16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Kilcona Park 1">
            <text:p>Kilcona Park 1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70">
            <text:p>70</text:p>
          </table:table-cell>
          <table:table-cell table:style-name="ce58" table:formula="of:=[Calculations.AE17]" office:value-type="float" office:value="6">
            <text:p>6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Morris 1">
            <text:p>Morris 1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90">
            <text:p>90</text:p>
          </table:table-cell>
          <table:table-cell table:style-name="ce58" table:formula="of:=[Calculations.AE18]" office:value-type="float" office:value="11">
            <text:p>11</text:p>
          </table:table-cell>
          <table:table-cell table:style-name="ce58" table:formula="of:=[Calculations.AF18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Langenburg 3">
            <text:p>Langenburg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Colton Schnee">
            <text:p>Colton Schnee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Morgan Hatt">
            <text:p>Morgan Hatt</text:p>
          </table:table-cell>
          <table:table-cell table:formula="of:=[Calculations.B3]" office:value-type="float" office:value="-10">
            <text:p>-10</text:p>
          </table:table-cell>
          <table:table-cell table:style-name="ce60" table:formula="of:=[Calculations.C3]" office:value-type="float" office:value="2">
            <text:p>2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 office:value-type="string" office:string-value="e">
            <text:p>e</text:p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 office:value-type="string" office:string-value="e">
            <text:p>e</text:p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Shane Anderson">
            <text:p>Shane Anderson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 office:value-type="string" office:string-value="e">
            <text:p>e</text:p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Frederick Hrycak">
            <text:p>Frederick Hrycak</text:p>
          </table:table-cell>
          <table:table-cell table:formula="of:=[Calculations.B5]" office:value-type="float" office:value="70">
            <text:p>7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 office:value-type="string" office:string-value="c">
            <text:p>c</text:p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 office:value-type="string" office:string-value="c">
            <text:p>c</text:p>
          </table:table-cell>
          <table:table-cell table:style-name="ce66" table:formula="of:=[Calculations.P5]" office:value-type="string" office:string-value="c">
            <text:p>c</text:p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 office:value-type="float" office:value="40">
            <text:p>40</text:p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 office:value-type="float" office:value="60">
            <text:p>60</text:p>
          </table:table-cell>
          <table:table-cell table:style-name="ce65" table:formula="of:=[Calculations.P7]" office:value-type="float" office:value="90">
            <text:p>90</text:p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80">
            <text:p>8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Kilcona Park 1">
            <text:p>Kilcona Park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70">
            <text:p>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Grace Wall">
            <text:p>Grace Wall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Brooklynne Grieger">
            <text:p>Brooklynne Grieger</text:p>
          </table:table-cell>
          <table:table-cell table:formula="of:=[Calculations.B54]" office:value-type="float" office:value="20">
            <text:p>2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 office:value-type="string" office:string-value="c">
            <text:p>c</text:p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 office:value-type="string" office:string-value="b">
            <text:p>b</text:p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Michelle Bahamon">
            <text:p>Michelle Bahamon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Kendra Grieger">
            <text:p>Kendra Grieger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1">
            <text:p>1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 office:value-type="string" office:string-value="e">
            <text:p>e</text:p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 office:value-type="string" office:string-value="b">
            <text:p>b</text:p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 office:value-type="float" office:value="40">
            <text:p>40</text:p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60">
            <text:p>60</text:p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 office:value-type="float" office:value="70">
            <text:p>70</text:p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Morris 1">
            <text:p>Morris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Kellan Peters">
            <text:p>Kellan Peters</text:p>
          </table:table-cell>
          <table:table-cell table:formula="of:=[Calculations.B104]" office:value-type="float" office:value="50">
            <text:p>50</text:p>
          </table:table-cell>
          <table:table-cell table:style-name="ce60" table:formula="of:=[Calculations.C104]" office:value-type="float" office:value="2">
            <text:p>2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 office:value-type="string" office:string-value="c">
            <text:p>c</text:p>
          </table:table-cell>
          <table:table-cell table:style-name="ce67" table:formula="of:=[Calculations.N104]" office:value-type="string" office:string-value="e">
            <text:p>e</text:p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 office:value-type="string" office:string-value="c">
            <text:p>c</text:p>
          </table:table-cell>
          <table:table-cell table:style-name="ce67" table:formula="of:=[Calculations.R104]" office:value-type="string" office:string-value="e">
            <text:p>e</text:p>
          </table:table-cell>
          <table:table-cell table:style-name="ce67" table:formula="of:=[Calculations.S104]" office:value-type="string" office:string-value="c">
            <text:p>c</text:p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Emmalyn Peters">
            <text:p>Emmalyn Peters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 office:value-type="string" office:string-value="e">
            <text:p>e</text:p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Leah Martin">
            <text:p>Leah Martin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 office:value-type="string" office:string-value="b">
            <text:p>b</text:p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 office:value-type="float" office:value="40">
            <text:p>40</text:p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 office:value-type="float" office:value="60">
            <text:p>60</text:p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80">
            <text:p>80</text:p>
          </table:table-cell>
          <table:table-cell table:style-name="ce65" table:formula="of:=[Calculations.R109]" office:value-type="float" office:value="70">
            <text:p>70</text:p>
          </table:table-cell>
          <table:table-cell table:style-name="ce65" table:formula="of:=[Calculations.S109]" office:value-type="float" office:value="90">
            <text:p>9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Langenburg 3">
            <text:p>Langenburg 3</text:p>
          </table:table-cell>
          <table:table-cell table:style-name="ce9" table:formula="of:=CONCATENATE([$Quiz.$C$3];[$Quiz.$D$3])" office:value-type="string" office:string-value="KFinal">
            <text:p>KFinal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80">
            <text:p>80</text:p>
          </table:table-cell>
          <table:table-cell table:style-name="ce24" table:formula="of:=[Calculations.AE16]" office:value-type="float" office:value="8">
            <text:p>8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Kilcona Park 1">
            <text:p>Kilcona Park 1</text:p>
          </table:table-cell>
          <table:table-cell table:style-name="ce9" table:formula="of:=CONCATENATE([$Quiz.$C$3];[$Quiz.$D$3])" office:value-type="string" office:string-value="KFinal">
            <text:p>KFinal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70">
            <text:p>70</text:p>
          </table:table-cell>
          <table:table-cell table:style-name="ce24" table:formula="of:=[Calculations.AE17]" office:value-type="float" office:value="6">
            <text:p>6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Morris 1">
            <text:p>Morris 1</text:p>
          </table:table-cell>
          <table:table-cell table:style-name="ce9" table:formula="of:=CONCATENATE([$Quiz.$C$3];[$Quiz.$D$3])" office:value-type="string" office:string-value="KFinal">
            <text:p>KFinal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90">
            <text:p>90</text:p>
          </table:table-cell>
          <table:table-cell table:style-name="ce24" table:formula="of:=[Calculations.AE18]" office:value-type="float" office:value="11">
            <text:p>11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olton Schnee">
            <text:p>Colton Schnee</text:p>
          </table:table-cell>
          <table:table-cell table:style-name="ce24" table:formula="of:=Team1" office:value-type="string" office:string-value="Langenburg 3">
            <text:p>Langenburg 3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Morgan Hatt">
            <text:p>Morgan Hatt</text:p>
          </table:table-cell>
          <table:table-cell table:style-name="ce24" table:formula="of:=Team1" office:value-type="string" office:string-value="Langenburg 3">
            <text:p>Langenburg 3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3]" office:value-type="float" office:value="-10">
            <text:p>-10</text:p>
          </table:table-cell>
          <table:table-cell table:style-name="ce24" table:formula="of:=[Calculations.C3]" office:value-type="float" office:value="2">
            <text:p>2</text:p>
          </table:table-cell>
          <table:table-cell table:formula="of:=[Calculations.D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Shane Anderson">
            <text:p>Shane Anderson</text:p>
          </table:table-cell>
          <table:table-cell table:style-name="ce24" table:formula="of:=Team1" office:value-type="string" office:string-value="Langenburg 3">
            <text:p>Langenburg 3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Frederick Hrycak">
            <text:p>Frederick Hrycak</text:p>
          </table:table-cell>
          <table:table-cell table:style-name="ce24" table:formula="of:=Team1" office:value-type="string" office:string-value="Langenburg 3">
            <text:p>Langenburg 3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5]" office:value-type="float" office:value="70">
            <text:p>7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Langenburg 3">
            <text:p>Langenburg 3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Grace Wall">
            <text:p>Grace Wall</text:p>
          </table:table-cell>
          <table:table-cell table:style-name="ce24" table:formula="of:=Team2" office:value-type="string" office:string-value="Kilcona Park 1">
            <text:p>Kilcona Park 1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Brooklynne Grieger">
            <text:p>Brooklynne Grieger</text:p>
          </table:table-cell>
          <table:table-cell table:style-name="ce24" table:formula="of:=Team2" office:value-type="string" office:string-value="Kilcona Park 1">
            <text:p>Kilcona Park 1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54]" office:value-type="float" office:value="20">
            <text:p>2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Michelle Bahamon">
            <text:p>Michelle Bahamon</text:p>
          </table:table-cell>
          <table:table-cell table:style-name="ce24" table:formula="of:=Team2" office:value-type="string" office:string-value="Kilcona Park 1">
            <text:p>Kilcona Park 1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Kendra Grieger">
            <text:p>Kendra Grieger</text:p>
          </table:table-cell>
          <table:table-cell table:style-name="ce24" table:formula="of:=Team2" office:value-type="string" office:string-value="Kilcona Park 1">
            <text:p>Kilcona Park 1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1">
            <text:p>1</text:p>
          </table:table-cell>
          <table:table-cell table:formula="of:=[Calculations.D5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Kilcona Park 1">
            <text:p>Kilcona Park 1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Kellan Peters">
            <text:p>Kellan Peters</text:p>
          </table:table-cell>
          <table:table-cell table:style-name="ce24" table:formula="of:=Team3" office:value-type="string" office:string-value="Morris 1">
            <text:p>Morris 1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104]" office:value-type="float" office:value="50">
            <text:p>50</text:p>
          </table:table-cell>
          <table:table-cell table:style-name="ce24" table:formula="of:=[Calculations.C104]" office:value-type="float" office:value="2">
            <text:p>2</text:p>
          </table:table-cell>
          <table:table-cell table:formula="of:=[Calculations.D104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Emmalyn Peters">
            <text:p>Emmalyn Peters</text:p>
          </table:table-cell>
          <table:table-cell table:style-name="ce24" table:formula="of:=Team3" office:value-type="string" office:string-value="Morris 1">
            <text:p>Morris 1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Leah Martin">
            <text:p>Leah Martin</text:p>
          </table:table-cell>
          <table:table-cell table:style-name="ce24" table:formula="of:=Team3" office:value-type="string" office:string-value="Morris 1">
            <text:p>Morris 1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Morris 1">
            <text:p>Morris 1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Morris 1">
            <text:p>Morris 1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Langenburg 3">
            <text:p>Langenburg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olton Schnee">
            <text:p>Colton Schnee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Morgan Hatt">
            <text:p>Morgan Hatt</text:p>
          </table:table-cell>
          <table:table-cell table:style-name="ce77" table:formula="of:=[.S11]*20+[.Z11]+[.Z23]+[.Z33]" office:value-type="float" office:value="-10">
            <text:p>-10</text:p>
          </table:table-cell>
          <table:table-cell table:style-name="ce77" table:formula="of:=[.S23]" office:value-type="float" office:value="2">
            <text:p>2</text:p>
          </table:table-cell>
          <table:table-cell table:formula="of:=[.S11]+[.S23]" office:value-type="float" office:value="2">
            <text:p>2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 office:value-type="string" office:string-value="e">
            <text:p>e</text:p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 office:value-type="string" office:string-value="e">
            <text:p>e</text:p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Shane Anderson">
            <text:p>Shane Anderson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1">
            <text:p>1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 office:value-type="string" office:string-value="e">
            <text:p>e</text:p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Langenburg 3">
            <text:p>Langenburg 3</text:p>
          </table:table-cell>
          <table:table-cell table:style-name="ce77" table:formula="of:=[.$S$42]" office:value-type="float" office:value="80">
            <text:p>8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9">
            <text:p>9</text:p>
          </table:table-cell>
          <table:table-cell table:style-name="ce78" table:formula="of:=VLOOKUP([.AH$3];TeamPoints;2)+MAX(([.$AC4]-VLOOKUP([.AH$3];TeamPoints;3))/10;0)" office:value-type="float" office:value="8">
            <text:p>8</text:p>
          </table:table-cell>
          <table:table-cell table:style-name="ce78" table:formula="of:=VLOOKUP([.AI$3];TeamPoints;2)+MAX(([.$AC4]-VLOOKUP([.AI$3];TeamPoints;3))/10;0)" office:value-type="float" office:value="8">
            <text:p>8</text:p>
          </table:table-cell>
          <table:table-cell table:style-name="ce78" table:formula="of:=VLOOKUP([.AJ$3];TeamPoints;2)+MAX(([.$AC4]-VLOOKUP([.AJ$3];TeamPoints;3))/10;0)" office:value-type="float" office:value="8">
            <text:p>8</text:p>
          </table:table-cell>
          <table:table-cell table:style-name="ce78" table:formula="of:=VLOOKUP([.AK$3];TeamPoints;2)+MAX(([.$AC4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Frederick Hrycak">
            <text:p>Frederick Hrycak</text:p>
          </table:table-cell>
          <table:table-cell table:style-name="ce77" table:formula="of:=[.S13]*20+[.Z13]+[.Z25]+[.Z35]" office:value-type="float" office:value="70">
            <text:p>7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3">
            <text:p>3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 office:value-type="string" office:string-value="c">
            <text:p>c</text:p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 office:value-type="string" office:string-value="c">
            <text:p>c</text:p>
          </table:table-cell>
          <table:table-cell table:style-name="ce78" table:formula="of:=IF([Quiz.O9]=0;&quot;&quot;;[Quiz.O9])" office:value-type="string" office:string-value="c">
            <text:p>c</text:p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Kilcona Park 1">
            <text:p>Kilcona Park 1</text:p>
          </table:table-cell>
          <table:table-cell table:style-name="ce77" table:formula="of:=[.$S$93]" office:value-type="float" office:value="70">
            <text:p>7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8">
            <text:p>8</text:p>
          </table:table-cell>
          <table:table-cell table:style-name="ce78" table:formula="of:=VLOOKUP([.AH$3];TeamPoints;2)+MAX(([.$AC5]-VLOOKUP([.AH$3];TeamPoints;3))/10;0)" office:value-type="float" office:value="7">
            <text:p>7</text:p>
          </table:table-cell>
          <table:table-cell table:style-name="ce78" table:formula="of:=VLOOKUP([.AI$3];TeamPoints;2)+MAX(([.$AC5]-VLOOKUP([.AI$3];TeamPoints;3))/10;0)" office:value-type="float" office:value="7">
            <text:p>7</text:p>
          </table:table-cell>
          <table:table-cell table:style-name="ce78" table:formula="of:=VLOOKUP([.AJ$3];TeamPoints;2)+MAX(([.$AC5]-VLOOKUP([.AJ$3];TeamPoints;3))/10;0)" office:value-type="float" office:value="7">
            <text:p>7</text:p>
          </table:table-cell>
          <table:table-cell table:style-name="ce78" table:formula="of:=VLOOKUP([.AK$3];TeamPoints;2)+MAX(([.$AC5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Morris 1">
            <text:p>Morris 1</text:p>
          </table:table-cell>
          <table:table-cell table:style-name="ce77" table:formula="of:=[.$S$144]" office:value-type="float" office:value="90">
            <text:p>9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1">
            <text:p>11</text:p>
          </table:table-cell>
          <table:table-cell table:style-name="ce78" table:formula="of:=VLOOKUP([.AG$3];TeamPoints;2)+MAX(([.$AC6]-VLOOKUP([.AG$3];TeamPoints;3))/10;0)" office:value-type="float" office:value="10">
            <text:p>10</text:p>
          </table:table-cell>
          <table:table-cell table:style-name="ce78" table:formula="of:=VLOOKUP([.AH$3];TeamPoints;2)+MAX(([.$AC6]-VLOOKUP([.AH$3];TeamPoints;3))/10;0)" office:value-type="float" office:value="9">
            <text:p>9</text:p>
          </table:table-cell>
          <table:table-cell table:style-name="ce78" table:formula="of:=VLOOKUP([.AI$3];TeamPoints;2)+MAX(([.$AC6]-VLOOKUP([.AI$3];TeamPoints;3))/10;0)" office:value-type="float" office:value="9">
            <text:p>9</text:p>
          </table:table-cell>
          <table:table-cell table:style-name="ce78" table:formula="of:=VLOOKUP([.AJ$3];TeamPoints;2)+MAX(([.$AC6]-VLOOKUP([.AJ$3];TeamPoints;3))/10;0)" office:value-type="float" office:value="9">
            <text:p>9</text:p>
          </table:table-cell>
          <table:table-cell table:style-name="ce78" table:formula="of:=VLOOKUP([.AK$3];TeamPoints;2)+MAX(([.$AC6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 office:value-type="float" office:value="40">
            <text:p>40</text:p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 office:value-type="float" office:value="60">
            <text:p>60</text:p>
          </table:table-cell>
          <table:table-cell table:style-name="ce78" table:formula="of:=IF([.P41]=0;&quot;&quot;;[.P42])" office:value-type="float" office:value="90">
            <text:p>9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80">
            <text:p>8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Langenburg 3">
            <text:p>Langenburg 3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Kilcona Park 1">
            <text:p>Kilcona Park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1">
            <text:p>1</text:p>
          </table:table-cell>
          <table:table-cell table:formula="of:=IF(LOWER([.G5])=&quot;c&quot;;[.F13]+1;[.F13])" office:value-type="float" office:value="1">
            <text:p>1</text:p>
          </table:table-cell>
          <table:table-cell table:formula="of:=IF(LOWER([.H5])=&quot;c&quot;;[.G13]+1;[.G13])" office:value-type="float" office:value="1">
            <text:p>1</text:p>
          </table:table-cell>
          <table:table-cell table:formula="of:=IF(LOWER([.I5])=&quot;c&quot;;[.H13]+1;[.H13])" office:value-type="float" office:value="1">
            <text:p>1</text:p>
          </table:table-cell>
          <table:table-cell table:formula="of:=IF(LOWER([.J5])=&quot;c&quot;;[.I13]+1;[.I13])" office:value-type="float" office:value="1">
            <text:p>1</text:p>
          </table:table-cell>
          <table:table-cell table:formula="of:=IF(LOWER([.K5])=&quot;c&quot;;[.J13]+1;[.J13])" office:value-type="float" office:value="1">
            <text:p>1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1">
            <text:p>1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2">
            <text:p>2</text:p>
          </table:table-cell>
          <table:table-cell table:formula="of:=IF(LOWER([.P5])=&quot;c&quot;;[.O13]+1;[.O13])" office:value-type="float" office:value="3">
            <text:p>3</text:p>
          </table:table-cell>
          <table:table-cell table:formula="of:=IF(LOWER([.Q5])=&quot;c&quot;;[.P13]+1;[.P13])" office:value-type="float" office:value="3">
            <text:p>3</text:p>
          </table:table-cell>
          <table:table-cell table:formula="of:=IF(LOWER([.R5])=&quot;c&quot;;[.Q13]+1;[.Q13])" office:value-type="float" office:value="3">
            <text:p>3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10">
            <text:p>10</text:p>
          </table:table-cell>
          <table:table-cell/>
          <table:table-cell table:formula="of:=[.$A$103]" office:value-type="string" office:string-value="Morris 1">
            <text:p>Morris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Langenburg 3">
            <text:p>Langenburg 3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80">
            <text:p>80</text:p>
          </table:table-cell>
          <table:table-cell table:style-name="ce77" table:formula="of:=HLOOKUP([.AC16];TotalPoints;2)" office:value-type="float" office:value="8">
            <text:p>8</text:p>
          </table:table-cell>
          <table:table-cell table:style-name="ce77" table:formula="of:=[.S28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Kilcona Park 1">
            <text:p>Kilcona Park 1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70">
            <text:p>70</text:p>
          </table:table-cell>
          <table:table-cell table:style-name="ce77" table:formula="of:=HLOOKUP([.AC17];TotalPoints;3)" office:value-type="float" office:value="6">
            <text:p>6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10">
            <text:p>1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Morris 1">
            <text:p>Morris 1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90">
            <text:p>90</text:p>
          </table:table-cell>
          <table:table-cell table:style-name="ce77" table:formula="of:=HLOOKUP([.AC18];TotalPoints;4)" office:value-type="float" office:value="11">
            <text:p>11</text:p>
          </table:table-cell>
          <table:table-cell table:style-name="ce77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1">
            <text:p>1</text:p>
          </table:table-cell>
          <table:table-cell table:formula="of:=IF(LOWER([.H3])=&quot;e&quot;;[.G23]+1;[.G23])" office:value-type="float" office:value="1">
            <text:p>1</text:p>
          </table:table-cell>
          <table:table-cell table:formula="of:=IF(LOWER([.I3])=&quot;e&quot;;[.H23]+1;[.H23])" office:value-type="float" office:value="1">
            <text:p>1</text:p>
          </table:table-cell>
          <table:table-cell table:formula="of:=IF(LOWER([.J3])=&quot;e&quot;;[.I23]+1;[.I23])" office:value-type="float" office:value="1">
            <text:p>1</text:p>
          </table:table-cell>
          <table:table-cell table:formula="of:=IF(LOWER([.K3])=&quot;e&quot;;[.J23]+1;[.J23])" office:value-type="float" office:value="1">
            <text:p>1</text:p>
          </table:table-cell>
          <table:table-cell table:formula="of:=IF(LOWER([.L3])=&quot;e&quot;;[.K23]+1;[.K23])" office:value-type="float" office:value="1">
            <text:p>1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2">
            <text:p>2</text:p>
          </table:table-cell>
          <table:table-cell table:formula="of:=IF(LOWER([.S3])=&quot;e&quot;;[.R23]+1;[.R23])" office:value-type="float" office:value="2">
            <text:p>2</text:p>
          </table:table-cell>
          <table:table-cell table:formula="of:=IF(LOWER([.T3])=&quot;e&quot;;[.S23]+1;[.S23])" office:value-type="float" office:value="2">
            <text:p>2</text:p>
          </table:table-cell>
          <table:table-cell table:formula="of:=IF(LOWER([.U3])=&quot;e&quot;;[.T23]+1;[.T23])" office:value-type="float" office:value="2">
            <text:p>2</text:p>
          </table:table-cell>
          <table:table-cell table:formula="of:=IF(LOWER([.V3])=&quot;e&quot;;[.U23]+1;[.U23])" office:value-type="float" office:value="2">
            <text:p>2</text:p>
          </table:table-cell>
          <table:table-cell table:formula="of:=IF(LOWER([.W3])=&quot;e&quot;;[.V23]+1;[.V23])" office:value-type="float" office:value="2">
            <text:p>2</text:p>
          </table:table-cell>
          <table:table-cell table:formula="of:=IF(LOWER([.X3])=&quot;e&quot;;[.W23]+1;[.W23])" office:value-type="float" office:value="2">
            <text:p>2</text:p>
          </table:table-cell>
          <table:table-cell table:formula="of:=IF(LOWER([.Y3])=&quot;e&quot;;[.X23]+1;[.X23])" office:value-type="float" office:value="2">
            <text:p>2</text:p>
          </table:table-cell>
          <table:table-cell table:formula="of:=IF([.S23]&gt;1;([.S23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1">
            <text:p>1</text:p>
          </table:table-cell>
          <table:table-cell table:formula="of:=IF(LOWER([.K4])=&quot;e&quot;;[.J24]+1;[.J24])" office:value-type="float" office:value="1">
            <text:p>1</text:p>
          </table:table-cell>
          <table:table-cell table:formula="of:=IF(LOWER([.L4])=&quot;e&quot;;[.K24]+1;[.K24])" office:value-type="float" office:value="1">
            <text:p>1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2">
            <text:p>2</text:p>
          </table:table-cell>
          <table:table-cell table:formula="of:=SUM([.K22:.K26])" office:value-type="float" office:value="2">
            <text:p>2</text:p>
          </table:table-cell>
          <table:table-cell table:formula="of:=SUM([.L22:.L26])" office:value-type="float" office:value="2">
            <text:p>2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3">
            <text:p>3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30">
            <text:p>3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90">
            <text:p>90</text:p>
          </table:table-cell>
          <table:table-cell table:formula="of:=[.P42]+[.Q41]" office:value-type="float" office:value="90">
            <text:p>90</text:p>
          </table:table-cell>
          <table:table-cell table:formula="of:=[.Q42]+[.R41]" office:value-type="float" office:value="80">
            <text:p>80</text:p>
          </table:table-cell>
          <table:table-cell table:formula="of:=[.R42]+[.S41]" office:value-type="float" office:value="80">
            <text:p>80</text:p>
          </table:table-cell>
          <table:table-cell table:formula="of:=[.S42]+[.T41]" office:value-type="float" office:value="80">
            <text:p>80</text:p>
          </table:table-cell>
          <table:table-cell table:formula="of:=[.T42]+[.U41]" office:value-type="float" office:value="80">
            <text:p>80</text:p>
          </table:table-cell>
          <table:table-cell table:formula="of:=[.U42]+[.V41]" office:value-type="float" office:value="80">
            <text:p>80</text:p>
          </table:table-cell>
          <table:table-cell table:formula="of:=[.V42]+[.W41]" office:value-type="float" office:value="80">
            <text:p>80</text:p>
          </table:table-cell>
          <table:table-cell table:formula="of:=[.W42]+[.X41]" office:value-type="float" office:value="80">
            <text:p>80</text:p>
          </table:table-cell>
          <table:table-cell table:formula="of:=[.X42]+[.Y41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true">
            <text:p>TRU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true">
            <text:p>TRU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true">
            <text:p>TRU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true">
            <text:p>TRU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Kilcona Park 1">
            <text:p>Kilcona Park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Grace Wall">
            <text:p>Grace Wall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Brooklynne Grieger">
            <text:p>Brooklynne Grieger</text:p>
          </table:table-cell>
          <table:table-cell table:style-name="ce77" table:formula="of:=[.S62]*20+[.Z62]+[.Z74]+[.Z84]" office:value-type="float" office:value="20">
            <text:p>2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1">
            <text:p>1</text:p>
          </table:table-cell>
          <table:table-cell table:style-name="ce78" table:formula="of:=IF([Quiz.D15]=0;&quot;&quot;;[Quiz.D15])" office:value-type="string" office:string-value="c">
            <text:p>c</text:p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 office:value-type="string" office:string-value="b">
            <text:p>b</text:p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Michelle Bahamon">
            <text:p>Michelle Bahamon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Kendra Grieger">
            <text:p>Kendra Grieger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1">
            <text:p>1</text:p>
          </table:table-cell>
          <table:table-cell table:formula="of:=[.S64]+[.S76]" office:value-type="float" office:value="1">
            <text:p>1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 office:value-type="string" office:string-value="e">
            <text:p>e</text:p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 office:value-type="string" office:string-value="b">
            <text:p>b</text:p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 office:value-type="float" office:value="40">
            <text:p>40</text:p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60">
            <text:p>6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 office:value-type="float" office:value="70">
            <text:p>70</text:p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1">
            <text:p>1</text:p>
          </table:table-cell>
          <table:table-cell table:formula="of:=IF(LOWER([.F54])=&quot;c&quot;;[.E62]+1;[.E62])" office:value-type="float" office:value="1">
            <text:p>1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1">
            <text:p>1</text:p>
          </table:table-cell>
          <table:table-cell table:formula="of:=SUM([.R61:.R65])" office:value-type="float" office:value="1">
            <text:p>1</text:p>
          </table:table-cell>
          <table:table-cell table:formula="of:=SUM([.S61:.S65])" office:value-type="float" office:value="1">
            <text:p>1</text:p>
          </table:table-cell>
          <table:table-cell table:formula="of:=SUM([.T61:.T65])" office:value-type="float" office:value="1">
            <text:p>1</text:p>
          </table:table-cell>
          <table:table-cell table:formula="of:=SUM([.U61:.U65])" office:value-type="float" office:value="1">
            <text:p>1</text:p>
          </table:table-cell>
          <table:table-cell table:formula="of:=SUM([.V61:.V65])" office:value-type="float" office:value="1">
            <text:p>1</text:p>
          </table:table-cell>
          <table:table-cell table:formula="of:=SUM([.W61:.W65])" office:value-type="float" office:value="1">
            <text:p>1</text:p>
          </table:table-cell>
          <table:table-cell table:formula="of:=SUM([.X61:.X65])" office:value-type="float" office:value="1">
            <text:p>1</text:p>
          </table:table-cell>
          <table:table-cell table:formula="of:=SUM([.Y61:.Y65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1">
            <text:p>1</text:p>
          </table:table-cell>
          <table:table-cell table:formula="of:=IF(LOWER([.I56])=&quot;e&quot;;[.H76]+1;[.H76])" office:value-type="float" office:value="1">
            <text:p>1</text:p>
          </table:table-cell>
          <table:table-cell table:formula="of:=IF(LOWER([.J56])=&quot;e&quot;;[.I76]+1;[.I76])" office:value-type="float" office:value="1">
            <text:p>1</text:p>
          </table:table-cell>
          <table:table-cell table:formula="of:=IF(LOWER([.K56])=&quot;e&quot;;[.J76]+1;[.J76])" office:value-type="float" office:value="1">
            <text:p>1</text:p>
          </table:table-cell>
          <table:table-cell table:formula="of:=IF(LOWER([.L56])=&quot;e&quot;;[.K76]+1;[.K76])" office:value-type="float" office:value="1">
            <text:p>1</text:p>
          </table:table-cell>
          <table:table-cell table:formula="of:=IF(LOWER([.M56])=&quot;e&quot;;[.L76]+1;[.L76])" office:value-type="float" office:value="1">
            <text:p>1</text:p>
          </table:table-cell>
          <table:table-cell table:formula="of:=IF(LOWER([.N56])=&quot;e&quot;;[.M76]+1;[.M76])" office:value-type="float" office:value="1">
            <text:p>1</text:p>
          </table:table-cell>
          <table:table-cell table:formula="of:=IF(LOWER([.O56])=&quot;e&quot;;[.N76]+1;[.N76])" office:value-type="float" office:value="1">
            <text:p>1</text:p>
          </table:table-cell>
          <table:table-cell table:formula="of:=IF(LOWER([.P56])=&quot;e&quot;;[.O76]+1;[.O76])" office:value-type="float" office:value="1">
            <text:p>1</text:p>
          </table:table-cell>
          <table:table-cell table:formula="of:=IF(LOWER([.Q56])=&quot;e&quot;;[.P76]+1;[.P76])" office:value-type="float" office:value="1">
            <text:p>1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10">
            <text:p>1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60">
            <text:p>60</text:p>
          </table:table-cell>
          <table:table-cell table:formula="of:=[.N93]+[.O92]" office:value-type="float" office:value="60">
            <text:p>60</text:p>
          </table:table-cell>
          <table:table-cell table:formula="of:=[.O93]+[.P92]" office:value-type="float" office:value="60">
            <text:p>60</text:p>
          </table:table-cell>
          <table:table-cell table:formula="of:=[.P93]+[.Q92]" office:value-type="float" office:value="60">
            <text:p>60</text:p>
          </table:table-cell>
          <table:table-cell table:formula="of:=[.Q93]+[.R92]" office:value-type="float" office:value="70">
            <text:p>70</text:p>
          </table:table-cell>
          <table:table-cell table:formula="of:=[.R93]+[.S92]" office:value-type="float" office:value="70">
            <text:p>70</text:p>
          </table:table-cell>
          <table:table-cell table:formula="of:=[.S93]+[.T92]" office:value-type="float" office:value="70">
            <text:p>70</text:p>
          </table:table-cell>
          <table:table-cell table:formula="of:=[.T93]+[.U92]" office:value-type="float" office:value="70">
            <text:p>70</text:p>
          </table:table-cell>
          <table:table-cell table:formula="of:=[.U93]+[.V92]" office:value-type="float" office:value="70">
            <text:p>70</text:p>
          </table:table-cell>
          <table:table-cell table:formula="of:=[.V93]+[.W92]" office:value-type="float" office:value="70">
            <text:p>70</text:p>
          </table:table-cell>
          <table:table-cell table:formula="of:=[.W93]+[.X92]" office:value-type="float" office:value="70">
            <text:p>70</text:p>
          </table:table-cell>
          <table:table-cell table:formula="of:=[.X93]+[.Y92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true">
            <text:p>TRU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true">
            <text:p>TRU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true">
            <text:p>TRU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true">
            <text:p>TRU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Morris 1">
            <text:p>Morris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Kellan Peters">
            <text:p>Kellan Peters</text:p>
          </table:table-cell>
          <table:table-cell table:style-name="ce77" table:formula="of:=[.S112]*20+[.Z112]+[.Z124]+[.Z134]" office:value-type="float" office:value="50">
            <text:p>50</text:p>
          </table:table-cell>
          <table:table-cell table:style-name="ce77" table:formula="of:=[.S124]" office:value-type="float" office:value="2">
            <text:p>2</text:p>
          </table:table-cell>
          <table:table-cell table:formula="of:=[.S112]+[.S124]" office:value-type="float" office:value="5">
            <text:p>5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 office:value-type="string" office:string-value="c">
            <text:p>c</text:p>
          </table:table-cell>
          <table:table-cell table:style-name="ce78" table:formula="of:=IF([Quiz.M22]=0;&quot;&quot;;[Quiz.M22])" office:value-type="string" office:string-value="e">
            <text:p>e</text:p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 office:value-type="string" office:string-value="c">
            <text:p>c</text:p>
          </table:table-cell>
          <table:table-cell table:style-name="ce78" table:formula="of:=IF([Quiz.Q22]=0;&quot;&quot;;[Quiz.Q22])" office:value-type="string" office:string-value="e">
            <text:p>e</text:p>
          </table:table-cell>
          <table:table-cell table:style-name="ce78" table:formula="of:=IF([Quiz.R22]=0;&quot;&quot;;[Quiz.R22])" office:value-type="string" office:string-value="c">
            <text:p>c</text:p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Emmalyn Peters">
            <text:p>Emmalyn Peters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1">
            <text:p>1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 office:value-type="string" office:string-value="e">
            <text:p>e</text:p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Leah Martin">
            <text:p>Leah Martin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 office:value-type="string" office:string-value="b">
            <text:p>b</text:p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 office:value-type="float" office:value="40">
            <text:p>40</text:p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 office:value-type="float" office:value="60">
            <text:p>60</text:p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80">
            <text:p>80</text:p>
          </table:table-cell>
          <table:table-cell table:style-name="ce78" table:formula="of:=IF([.R143]=0;&quot;&quot;;[.R144])" office:value-type="float" office:value="70">
            <text:p>70</text:p>
          </table:table-cell>
          <table:table-cell table:style-name="ce78" table:formula="of:=IF([.S143]=0;&quot;&quot;;[.S144])" office:value-type="float" office:value="90">
            <text:p>9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2">
            <text:p>2</text:p>
          </table:table-cell>
          <table:table-cell table:formula="of:=IF(LOWER([.R104])=&quot;c&quot;;[.Q112]+1;[.Q112])" office:value-type="float" office:value="2">
            <text:p>2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2">
            <text:p>2</text:p>
          </table:table-cell>
          <table:table-cell table:formula="of:=IF(LOWER([.S104])=&quot;e&quot;;[.R124]+1;[.R124])" office:value-type="float" office:value="2">
            <text:p>2</text:p>
          </table:table-cell>
          <table:table-cell table:formula="of:=IF(LOWER([.T104])=&quot;e&quot;;[.S124]+1;[.S124])" office:value-type="float" office:value="2">
            <text:p>2</text:p>
          </table:table-cell>
          <table:table-cell table:formula="of:=IF(LOWER([.U104])=&quot;e&quot;;[.T124]+1;[.T124])" office:value-type="float" office:value="2">
            <text:p>2</text:p>
          </table:table-cell>
          <table:table-cell table:formula="of:=IF(LOWER([.V104])=&quot;e&quot;;[.U124]+1;[.U124])" office:value-type="float" office:value="2">
            <text:p>2</text:p>
          </table:table-cell>
          <table:table-cell table:formula="of:=IF(LOWER([.W104])=&quot;e&quot;;[.V124]+1;[.V124])" office:value-type="float" office:value="2">
            <text:p>2</text:p>
          </table:table-cell>
          <table:table-cell table:formula="of:=IF(LOWER([.X104])=&quot;e&quot;;[.W124]+1;[.W124])" office:value-type="float" office:value="2">
            <text:p>2</text:p>
          </table:table-cell>
          <table:table-cell table:formula="of:=IF(LOWER([.Y104])=&quot;e&quot;;[.X124]+1;[.X124])" office:value-type="float" office:value="2">
            <text:p>2</text:p>
          </table:table-cell>
          <table:table-cell table:formula="of:=IF([.S124]&gt;1;([.S12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3">
            <text:p>3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-10">
            <text:p>-1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2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-10">
            <text:p>-1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60">
            <text:p>6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80">
            <text:p>80</text:p>
          </table:table-cell>
          <table:table-cell table:formula="of:=[.Q144]+[.R143]" office:value-type="float" office:value="70">
            <text:p>70</text:p>
          </table:table-cell>
          <table:table-cell table:formula="of:=[.R144]+[.S143]" office:value-type="float" office:value="90">
            <text:p>90</text:p>
          </table:table-cell>
          <table:table-cell table:formula="of:=[.S144]+[.T143]" office:value-type="float" office:value="90">
            <text:p>90</text:p>
          </table:table-cell>
          <table:table-cell table:formula="of:=[.T144]+[.U143]" office:value-type="float" office:value="90">
            <text:p>90</text:p>
          </table:table-cell>
          <table:table-cell table:formula="of:=[.U144]+[.V143]" office:value-type="float" office:value="90">
            <text:p>90</text:p>
          </table:table-cell>
          <table:table-cell table:formula="of:=[.V144]+[.W143]" office:value-type="float" office:value="90">
            <text:p>90</text:p>
          </table:table-cell>
          <table:table-cell table:formula="of:=[.W144]+[.X143]" office:value-type="float" office:value="90">
            <text:p>90</text:p>
          </table:table-cell>
          <table:table-cell table:formula="of:=[.X144]+[.Y143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true">
            <text:p>TRU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true">
            <text:p>TRU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true">
            <text:p>TRU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true">
            <text:p>TRU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5:5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5:31:55.75</meta:creation-date>
    <meta:editing-duration>PT22M22S</meta:editing-duration>
    <meta:editing-cycles>9</meta:editing-cycles>
    <meta:generator>OpenOffice/4.1.6$Win32 OpenOffice.org_project/416m1$Build-9790</meta:generator>
    <dc:date>2019-10-26T15:55:21.94</dc:date>
    <meta:document-statistic meta:table-count="5" meta:cell-count="4333" meta:object-count="0"/>
  </office:meta>
</office:document-meta>
</file>